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fb84" officeooo:paragraph-rsid="0003fb84"/>
    </style:style>
    <style:style style:name="P2" style:family="paragraph" style:parent-style-name="Standard">
      <style:paragraph-properties fo:text-align="center" style:justify-single-word="false"/>
      <style:text-properties officeooo:rsid="0003fb84" officeooo:paragraph-rsid="0003fb84"/>
    </style:style>
    <style:style style:name="P3" style:family="paragraph" style:parent-style-name="Standard">
      <style:text-properties officeooo:rsid="0005bd75" officeooo:paragraph-rsid="0005bd75"/>
    </style:style>
    <style:style style:name="P4" style:family="paragraph" style:parent-style-name="Standard">
      <style:text-properties officeooo:rsid="0005bd75" officeooo:paragraph-rsid="000655a1"/>
    </style:style>
    <style:style style:name="P5" style:family="paragraph" style:parent-style-name="Standard">
      <style:text-properties officeooo:rsid="0007e1d9" officeooo:paragraph-rsid="0008099b"/>
    </style:style>
    <style:style style:name="P6" style:family="paragraph" style:parent-style-name="Standard">
      <style:text-properties fo:font-style="italic" officeooo:rsid="0008099b" officeooo:paragraph-rsid="0008099b" style:font-style-asian="italic" style:font-style-complex="italic"/>
    </style:style>
    <style:style style:name="P7" style:family="paragraph" style:parent-style-name="Standard">
      <style:text-properties fo:font-style="italic" officeooo:rsid="00089fb0" officeooo:paragraph-rsid="0008099b" style:font-style-asian="italic" style:font-style-complex="italic"/>
    </style:style>
    <style:style style:name="P8" style:family="paragraph" style:parent-style-name="Standard">
      <style:text-properties fo:font-style="italic" officeooo:rsid="00089fb0" officeooo:paragraph-rsid="00089fb0" style:font-style-asian="italic" style:font-style-complex="italic"/>
    </style:style>
    <style:style style:name="P9" style:family="paragraph" style:parent-style-name="Standard">
      <style:text-properties officeooo:rsid="0003fb84" officeooo:paragraph-rsid="0003fb84"/>
    </style:style>
    <style:style style:name="P10" style:family="paragraph" style:parent-style-name="Standard">
      <style:text-properties officeooo:rsid="00089fb0" officeooo:paragraph-rsid="00089fb0"/>
    </style:style>
    <style:style style:name="P11" style:family="paragraph" style:parent-style-name="Standard">
      <style:text-properties officeooo:rsid="0005bd75" officeooo:paragraph-rsid="000655a1"/>
    </style:style>
    <style:style style:name="P12" style:family="paragraph" style:parent-style-name="Standard">
      <style:text-properties officeooo:rsid="0005bd75" officeooo:paragraph-rsid="00089fb0"/>
    </style:style>
    <style:style style:name="P13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655a1"/>
    </style:style>
    <style:style style:name="T3" style:family="text">
      <style:text-properties style:text-position="sub 58%" officeooo:rsid="0008099b"/>
    </style:style>
    <style:style style:name="T4" style:family="text">
      <style:text-properties officeooo:rsid="0005bd75"/>
    </style:style>
    <style:style style:name="T5" style:family="text">
      <style:text-properties officeooo:rsid="000655a1"/>
    </style:style>
    <style:style style:name="T6" style:family="text">
      <style:text-properties officeooo:rsid="0008099b"/>
    </style:style>
    <style:style style:name="T7" style:family="text">
      <style:text-properties officeooo:rsid="00089fb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8pt" fo:font-style="normal" style:font-size-asian="8pt" style:font-style-asian="normal" style:font-size-complex="8pt" style:font-style-complex="normal"/>
    </style:style>
    <style:style style:name="T10" style:family="text">
      <style:text-properties style:text-position="super 58%" officeooo:rsid="0005bd75"/>
    </style:style>
    <style:style style:name="T11" style:family="text">
      <style:text-properties style:text-position="super 58%" officeooo:rsid="00089fb0"/>
    </style:style>
    <style:style style:name="T12" style:family="text">
      <style:text-properties officeooo:rsid="0003fb84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655a1"/>
    </style:style>
    <style:style style:name="T15" style:family="text">
      <style:text-properties style:text-position="0% 100%" style:font-name="Courier New"/>
    </style:style>
    <style:style style:name="T16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rging of <text:span text:style-name="T7">P</text:span>ath <text:span text:style-name="T7">G</text:span>enerators</text:p>
      <text:p text:style-name="P2">by Sven Nilsen, 2017</text:p>
      <text:p text:style-name="P1"/>
      <text:p text:style-name="P1">By interpreting paths as partial function <text:span text:style-name="T6">products</text:span>, it is possible to derive rules for merging path generators. In general <text:span text:style-name="T4">for asymmetric path semantics</text:span><text:span text:style-name="T10"><text:reference-ref text:reference-format="text" text:ref-name="1">[1]</text:reference-ref></text:span>, using <text:span text:style-name="T7">Path Function Product Notation</text:span><text:span text:style-name="T11"><text:reference-ref text:reference-format="text" text:ref-name="2">[2]</text:reference-ref></text:span>:</text:p>
      <text:p text:style-name="P1"/>
      <text:p text:style-name="P1"><text:tab/>f[g<text:span text:style-name="T1">i→n</text:span>][h<text:span text:style-name="T1">i→n</text:span>] &lt;=&gt; f[h<text:span text:style-name="T1">i</text:span> · g<text:span text:style-name="T1">i</text:span> → h<text:span text:style-name="T1">n</text:span> · g<text:span text:style-name="T1">n</text:span>]</text:p>
      <text:p text:style-name="P1"/>
      <text:p text:style-name="P10">Here, `<text:span text:style-name="T12">·</text:span>` means function composition.</text:p>
      <text:p text:style-name="P1"/>
      <text:p text:style-name="P1">A short hand version can be written as:</text:p>
      <text:p text:style-name="P1"/>
      <text:p text:style-name="P1"><text:tab/>f[g<text:span text:style-name="T1">i→n</text:span>][h<text:span text:style-name="T1">i→n</text:span>] &lt;=&gt; f[(h · g)<text:span text:style-name="T1">i→n</text:span>]</text:p>
      <text:p text:style-name="P1"/>
      <text:p text:style-name="P3">This is easily convertible to symmetric form, by erasing index information.</text:p>
      <text:p text:style-name="P3"/>
      <text:p text:style-name="P4">Intuitively:</text:p>
      <text:p text:style-name="P4"/>
      <text:p text:style-name="P12"><text:span text:style-name="T16">∵</text:span><text:tab/> g<text:span text:style-name="T1">in</text:span><text:span text:style-name="T13"> </text:span>: A<text:span text:style-name="T1">in</text:span> → B<text:span text:style-name="T1">in</text:span></text:p>
      <text:p text:style-name="P12"><text:span text:style-name="T15">∵</text:span><text:span text:style-name="T13"><text:tab/> h</text:span><text:span text:style-name="T1">in</text:span><text:span text:style-name="T13"> : B</text:span><text:span text:style-name="T1">in</text:span><text:span text:style-name="T13"> → C</text:span><text:span text:style-name="T1">in</text:span></text:p>
      <text:p text:style-name="P12"><text:span text:style-name="T13"/></text:p>
      <text:p text:style-name="P12"><text:span text:style-name="T15">∴</text:span><text:span text:style-name="T13"><text:tab/></text:span><text:span text:style-name="T14">(h·g)</text:span><text:span text:style-name="T2">in</text:span><text:span text:style-name="T14"> : A</text:span><text:span text:style-name="T2">in</text:span><text:span text:style-name="T14"> → C</text:span><text:span text:style-name="T2">in</text:span></text:p>
      <text:p text:style-name="P4"/>
      <text:p text:style-name="P5">Of course, this depends on whether <text:span text:style-name="T6">both paths `f[g</text:span><text:span text:style-name="T3">i→n</text:span><text:span text:style-name="T6">]` and `f[g</text:span><text:span text:style-name="T3">i→n</text:span><text:span text:style-name="T6">][h</text:span><text:span text:style-name="T3">i→n</text:span><text:span text:style-name="T6">]` exists.</text:span></text:p>
      <text:p text:style-name="P5"/>
      <text:p text:style-name="P6">Merging of path generators corresponds to composition of the generators on partial function products.</text:p>
      <text:p text:style-name="P6"><text:span text:style-name="T8"/></text:p>
      <text:h text:style-name="P13" text:outline-level="3">References:</text:h>
      <text:p text:style-name="P7"><text:span text:style-name="T8"/></text:p>
      <text:p text:style-name="P8"><text:reference-mark-start text:name="1"/><text:span text:style-name="T8">[1]</text:span><text:reference-mark-end text:name="1"/><text:span text:style-name="T8"><text:tab/>“Algebraic Notation for Asymmetric Paths”</text:span></text:p>
      <text:p text:style-name="P8"><text:span text:style-name="T8"><text:tab/>Sven Nilsen, 2017</text:span></text:p>
      <text:p text:style-name="P8"><text:span text:style-name="T8"><text:tab/></text:span><text:a xlink:type="simple" xlink:href="https://github.com/advancedresearch/path_semantics/blob/master/papers-wip/algebraic-notation-for-asymmetric-paths.pdf" text:style-name="Internet_20_link" text:visited-style-name="Visited_20_Internet_20_Link"><text:span text:style-name="T9">https://github.com/advancedresearch/path_semantics/blob/master/papers-wip/algebraic-notation-for-asymmetric-paths.pdf</text:span></text:a></text:p>
      <text:p text:style-name="P8"><text:span text:style-name="T8"/></text:p>
      <text:p text:style-name="P8"><text:reference-mark-start text:name="2"/><text:span text:style-name="T8">[2]</text:span><text:reference-mark-end text:name="2"/><text:span text:style-name="T8"><text:tab/>“Path Function Product Notation”</text:span></text:p>
      <text:p text:style-name="P8"><text:span text:style-name="T8"><text:tab/>Sven Nilsen, 2017-2019</text:span></text:p>
      <text:p text:style-name="P8"><text:span text:style-name="T8"><text:tab/></text:span><text:a xlink:type="simple" xlink:href="https://github.com/advancedresearch/path_semantics/blob/master/papers-wip/path-function-product-notation.pdf" text:style-name="Internet_20_link" text:visited-style-name="Visited_20_Internet_20_Link"><text:span text:style-name="T9">https://github.com/advancedresearch/path_semantics/blob/master/papers-wip/path-function-product-notation.pdf</text:span></text:a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11:36.810055000</meta:creation-date>
    <dc:date>2019-09-07T11:40:34.854337000</dc:date>
    <meta:editing-duration>PT22M44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1" meta:word-count="139" meta:character-count="1078" meta:non-whitespace-character-count="952"/>
  </office:meta>
</office:document-meta>
</file>